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V @ K = 0</text:p>
          </table:table-cell>
          <table:table-cell office:value-type="string" calcext:value-type="string">
            <text:p>V @ K = 1</text:p>
          </table:table-cell>
          <table:table-cell office:value-type="string" calcext:value-type="string">
            <text:p>V @ K = 2</text:p>
          </table:table-cell>
          <table:table-cell office:value-type="string" calcext:value-type="string">
            <text:p>V @ K = 3</text:p>
          </table:table-cell>
          <table:table-cell office:value-type="string" calcext:value-type="string">
            <text:p>V @ K = 4</text:p>
          </table:table-cell>
          <table:table-cell office:value-type="string" calcext:value-type="string">
            <text:p>V @ K = 5</text:p>
          </table:table-cell>
          <table:table-cell office:value-type="string" calcext:value-type="string">
            <text:p>V @ K = 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formula="of:=0.5*(-1+1*[.B4])+0.5*(-1+1*(0.9*[.B3]+0.1*[.B4]))" office:value-type="float" office:value="-1" calcext:value-type="float">
            <text:p>-1</text:p>
          </table:table-cell>
          <table:table-cell table:formula="of:=0.5*(-1+1*[.C4])+0.5*(-1+1*(0.9*[.C3]+0.1*[.C4]))" office:value-type="float" office:value="-3.8" calcext:value-type="float">
            <text:p>-3,8</text:p>
          </table:table-cell>
          <table:table-cell table:formula="of:=0.5*(-1+1*[.D4])+0.5*(-1+1*(0.9*[.D3]+0.1*[.D4]))" office:value-type="float" office:value="-4.525" calcext:value-type="float">
            <text:p>-4,525</text:p>
          </table:table-cell>
          <table:table-cell table:formula="of:=0.5*(-1+1*[.E4])+0.5*(-1+1*(0.9*[.E3]+0.1*[.E4]))" office:value-type="float" office:value="-4.6375" calcext:value-type="float">
            <text:p>-4,6375</text:p>
          </table:table-cell>
          <table:table-cell table:formula="of:=0.5*(-1+1*[.F4])+0.5*(-1+1*(0.9*[.F3]+0.1*[.F4]))" office:value-type="float" office:value="-4.6375" calcext:value-type="float">
            <text:p>-4,6375</text:p>
          </table:table-cell>
          <table:table-cell table:formula="of:=0.5*(-1+1*[.G4])+0.5*(-1+1*(0.9*[.G3]+0.1*[.G4]))" office:value-type="float" office:value="-4.6375" calcext:value-type="float">
            <text:p>-4,637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formula="of:=1*(-5+1*(0.5*[.B4]+0.5*[.B5]))" office:value-type="float" office:value="-5" calcext:value-type="float">
            <text:p>-5</text:p>
          </table:table-cell>
          <table:table-cell table:formula="of:=1*(-5+1*(0.5*[.C4]+0.5*[.C5]))" office:value-type="float" office:value="-6" calcext:value-type="float">
            <text:p>-6</text:p>
          </table:table-cell>
          <table:table-cell table:formula="of:=1*(-5+1*(0.5*[.D4]+0.5*[.D5]))" office:value-type="float" office:value="-6.25" calcext:value-type="float">
            <text:p>-6,25</text:p>
          </table:table-cell>
          <table:table-cell table:formula="of:=1*(-5+1*(0.5*[.E4]+0.5*[.E5]))" office:value-type="float" office:value="-6.25" calcext:value-type="float">
            <text:p>-6,25</text:p>
          </table:table-cell>
          <table:table-cell table:formula="of:=1*(-5+1*(0.5*[.F4]+0.5*[.F5]))" office:value-type="float" office:value="-6.25" calcext:value-type="float">
            <text:p>-6,25</text:p>
          </table:table-cell>
          <table:table-cell table:formula="of:=1*(-5+1*(0.5*[.G4]+0.5*[.G5]))" office:value-type="float" office:value="-6.25" calcext:value-type="float">
            <text:p>-6,2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table:formula="of:=(1/2)*(-1+1*[.B5])+(1/2)*(-1+1*[.B6])" office:value-type="float" office:value="-1" calcext:value-type="float">
            <text:p>-1</text:p>
          </table:table-cell>
          <table:table-cell table:formula="of:=(1/2)*(-1+1*[.C5])+(1/2)*(-1+1*[.C6])" office:value-type="float" office:value="-1.5" calcext:value-type="float">
            <text:p>-1,5</text:p>
          </table:table-cell>
          <table:table-cell table:formula="of:=(1/2)*(-1+1*[.D5])+(1/2)*(-1+1*[.D6])" office:value-type="float" office:value="-1.5" calcext:value-type="float">
            <text:p>-1,5</text:p>
          </table:table-cell>
          <table:table-cell table:formula="of:=(1/2)*(-1+1*[.E5])+(1/2)*(-1+1*[.E6])" office:value-type="float" office:value="-1.5" calcext:value-type="float">
            <text:p>-1,5</text:p>
          </table:table-cell>
          <table:table-cell table:formula="of:=(1/2)*(-1+1*[.F5])+(1/2)*(-1+1*[.F6])" office:value-type="float" office:value="-1.5" calcext:value-type="float">
            <text:p>-1,5</text:p>
          </table:table-cell>
          <table:table-cell table:formula="of:=(1/2)*(-1+1*[.G5])+(1/2)*(-1+1*[.G6])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  <table:table-cell table:formula="of:=1*(-1+1*[.B6])" office:value-type="float" office:value="-1" calcext:value-type="float">
            <text:p>-1</text:p>
          </table:table-cell>
          <table:table-cell table:formula="of:=1*(-1+1*[.C6])" office:value-type="float" office:value="-1" calcext:value-type="float">
            <text:p>-1</text:p>
          </table:table-cell>
          <table:table-cell table:formula="of:=1*(-1+1*[.D6])" office:value-type="float" office:value="-1" calcext:value-type="float">
            <text:p>-1</text:p>
          </table:table-cell>
          <table:table-cell table:formula="of:=1*(-1+1*[.E6])" office:value-type="float" office:value="-1" calcext:value-type="float">
            <text:p>-1</text:p>
          </table:table-cell>
          <table:table-cell table:formula="of:=1*(-1+1*[.F6])" office:value-type="float" office:value="-1" calcext:value-type="float">
            <text:p>-1</text:p>
          </table:table-cell>
          <table:table-cell table:formula="of:=1*(-1+1*[.G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0" calcext:value-type="float">
            <text:p>0</text:p>
          </table:table-cell>
          <table:table-cell table:formula="of:=1*(0+1*[.B6])" office:value-type="float" office:value="0" calcext:value-type="float">
            <text:p>0</text:p>
          </table:table-cell>
          <table:table-cell table:formula="of:=1*(0+1*[.C6])" office:value-type="float" office:value="0" calcext:value-type="float">
            <text:p>0</text:p>
          </table:table-cell>
          <table:table-cell table:formula="of:=1*(0+1*[.D6])" office:value-type="float" office:value="0" calcext:value-type="float">
            <text:p>0</text:p>
          </table:table-cell>
          <table:table-cell table:formula="of:=1*(0+1*[.E6])" office:value-type="float" office:value="0" calcext:value-type="float">
            <text:p>0</text:p>
          </table:table-cell>
          <table:table-cell table:formula="of:=1*(0+1*[.F6])" office:value-type="float" office:value="0" calcext:value-type="float">
            <text:p>0</text:p>
          </table:table-cell>
          <table:table-cell table:formula="of:=1*(0+1*[.G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 Ite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V @ K = 0</text:p>
          </table:table-cell>
          <table:table-cell office:value-type="string" calcext:value-type="string">
            <text:p>V @ K = 1</text:p>
          </table:table-cell>
          <table:table-cell office:value-type="string" calcext:value-type="string">
            <text:p>V @ K = 2</text:p>
          </table:table-cell>
          <table:table-cell office:value-type="string" calcext:value-type="string">
            <text:p>V @ K =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formula="of:=MAX(-1+1*[.B12];-1+1*(0.9*[.B11]+0.1*[.B12]))" office:value-type="float" office:value="-1" calcext:value-type="float">
            <text:p>-1</text:p>
          </table:table-cell>
          <table:table-cell table:formula="of:=MAX(-1+1*[.C12];-1+1*(0.9*[.C11]+0.1*[.C12]))" office:value-type="float" office:value="-2" calcext:value-type="float">
            <text:p>-2</text:p>
          </table:table-cell>
          <table:table-cell table:formula="of:=MAX(-1+1*[.D12];-1+1*(0.9*[.D11]+0.1*[.D12]))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formula="of:=1*(-5+1*(0.5*[.B12]+0.5*[.B13]))" office:value-type="float" office:value="-5" calcext:value-type="float">
            <text:p>-5</text:p>
          </table:table-cell>
          <table:table-cell table:formula="of:=1*(-5+1*(0.5*[.C12]+0.5*[.C13]))" office:value-type="float" office:value="-6" calcext:value-type="float">
            <text:p>-6</text:p>
          </table:table-cell>
          <table:table-cell table:formula="of:=1*(-5+1*(0.5*[.D12]+0.5*[.D13]))"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table:formula="of:=MAX(-1+1*[.B13];-1+1*[.B14])" office:value-type="float" office:value="-1" calcext:value-type="float">
            <text:p>-1</text:p>
          </table:table-cell>
          <table:table-cell table:formula="of:=MAX(-1+1*[.C13];-1+1*[.C14])" office:value-type="float" office:value="-1" calcext:value-type="float">
            <text:p>-1</text:p>
          </table:table-cell>
          <table:table-cell table:formula="of:=MAX(-1+1*[.D13];-1+1*[.D1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" calcext:value-type="float">
            <text:p>0</text:p>
          </table:table-cell>
          <table:table-cell table:formula="of:=1*(-1+1*[.B14])" office:value-type="float" office:value="-1" calcext:value-type="float">
            <text:p>-1</text:p>
          </table:table-cell>
          <table:table-cell table:formula="of:=1*(-1+1*[.C14])" office:value-type="float" office:value="-1" calcext:value-type="float">
            <text:p>-1</text:p>
          </table:table-cell>
          <table:table-cell table:formula="of:=1*(-1+1*[.D1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0" calcext:value-type="float">
            <text:p>0</text:p>
          </table:table-cell>
          <table:table-cell table:formula="of:=1*(0+1*[.B14])" office:value-type="float" office:value="0" calcext:value-type="float">
            <text:p>0</text:p>
          </table:table-cell>
          <table:table-cell table:formula="of:=1*(0+1*[.C14])" office:value-type="float" office:value="0" calcext:value-type="float">
            <text:p>0</text:p>
          </table:table-cell>
          <table:table-cell table:formula="of:=1*(0+1*[.D14])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MD Ryzen</text:p>
          </table:table-cell>
          <table:table-cell office:value-type="float" office:value="196.67" calcext:value-type="float">
            <text:p>196,67</text:p>
          </table:table-cell>
        </table:table-row>
        <table:table-row table:style-name="ro1">
          <table:table-cell office:value-type="string" calcext:value-type="string">
            <text:p>MSI B450M</text:p>
          </table:table-cell>
          <table:table-cell office:value-type="float" office:value="39.98" calcext:value-type="float">
            <text:p>39,98</text:p>
          </table:table-cell>
        </table:table-row>
        <table:table-row table:style-name="ro1">
          <table:table-cell office:value-type="string" calcext:value-type="string">
            <text:p>RAM DDR4</text:p>
          </table:table-cell>
          <table:table-cell office:value-type="float" office:value="80.49" calcext:value-type="float">
            <text:p>80,49</text:p>
          </table:table-cell>
        </table:table-row>
        <table:table-row table:style-name="ro1">
          <table:table-cell office:value-type="string" calcext:value-type="string">
            <text:p>RAM DDR3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292.14" calcext:value-type="float">
            <text:p>292,14</text:p>
          </table:table-cell>
        </table:table-row>
        <table:table-row table:style-name="ro1">
          <table:table-cell/>
          <table:table-cell table:formula="of:=[.B5]/2" office:value-type="float" office:value="146.07" calcext:value-type="float">
            <text:p>146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3:21:06.142705520</meta:creation-date>
    <dc:date>2021-08-18T22:54:32.726230970</dc:date>
    <meta:editing-duration>P3DT5H9M8S</meta:editing-duration>
    <meta:editing-cycles>1</meta:editing-cycles>
    <meta:document-statistic meta:table-count="2" meta:cell-count="90" meta:object-count="0"/>
    <meta:generator>LibreOffice/7.1.5.2$Linux_X86_64 LibreOffice_project/10$Build-2</meta:generator>
  </office:meta>
</office:document-meta>
</file>